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start="Arrowheads_20_1" draw:marker-end="Arrowheads_20_2" draw:fill="none" draw:textarea-vertical-align="middle" loext:decorative="false"/>
    </style:style>
    <style:style style:name="gr3" style:family="graphic" style:parent-style-name="standard">
      <style:graphic-properties draw:marker-start="Arrowheads_20_1" draw:marker-end="Arrowheads_20_2" draw:textarea-vertical-align="middle" loext:decorative="false"/>
    </style:style>
    <style:style style:name="gr4" style:family="graphic" style:parent-style-name="standard">
      <style:graphic-properties draw:fill-color="#dde8cb"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5" style:family="graphic" style:parent-style-name="standard">
      <style:graphic-properties draw:marker-start="Arrowheads_20_2" draw:marker-end="Arrowheads_20_2" draw:textarea-vertical-align="middle" loext:decorative="false"/>
    </style:style>
    <style:style style:name="gr6" style:family="graphic" style:parent-style-name="standard">
      <style:graphic-properties draw:marker-start="Arrowheads_20_2" draw:marker-end="Arrowheads_20_1" draw:textarea-vertical-align="middle" loext:decorative="false"/>
    </style:style>
    <style:style style:name="gr7" style:family="graphic" style:parent-style-name="standard">
      <style:graphic-properties draw:marker-start="Arrowheads_20_8" draw:marker-end="Arrowheads_20_9" draw:textarea-vertical-align="middle" loext:decorative="false"/>
    </style:style>
    <style:style style:name="gr8" style:family="graphic" style:parent-style-name="standard">
      <style:graphic-properties draw:marker-start="Arrowheads_20_10" draw:marker-end="Arrowheads_20_11" draw:textarea-vertical-align="middle" loext:decorative="false"/>
    </style:style>
    <style:style style:name="gr9" style:family="graphic" style:parent-style-name="standard">
      <style:graphic-properties draw:marker-start="Arrowheads_20_12" draw:marker-end="Arrowheads_20_13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draw:marker-start="Arrowheads_20_14" draw:marker-end="CF_20_Many" draw:textarea-vertical-align="middle" loext:decorative="false"/>
    </style:style>
    <style:style style:name="gr12" style:family="graphic" style:parent-style-name="standard">
      <style:graphic-properties draw:marker-start="CF_20_Many" draw:marker-end="Arrowheads_20_14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e8cb"/>
      <style:paragraph-properties fo:text-align="center" style:writing-mode="lr-tb"/>
    </style:style>
    <style:style style:name="P5" style:family="paragraph">
      <style:paragraph-properties fo:text-align="center"/>
      <style:text-properties fo:font-weight="normal"/>
    </style:style>
    <style:style style:name="P6" style:family="paragraph">
      <loext:graphic-properties draw:fill-color="#f6f9d4"/>
      <style:paragraph-properties fo:text-align="center" style:writing-mode="lr-tb"/>
      <style:text-properties fo:font-weight="normal"/>
    </style:style>
    <style:style style:name="P7" style:family="paragraph">
      <loext:graphic-properties draw:fill-color="#dde8cb"/>
      <style:paragraph-properties fo:text-align="center" style:writing-mode="lr-tb"/>
      <style:text-properties fo:font-weight="normal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loext:graphic-properties draw:fill-color="#dde8cb"/>
      <style:paragraph-properties fo:text-align="center"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6f9d4"/>
      <style:paragraph-properties fo:text-align="center"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5cm" svg:height="1.25cm" svg:x="3.2cm" svg:y="10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75cm" svg:height="1.25cm" svg:x="8.475cm" svg:y="14cm">
          <text:p text:style-name="P1"><text:span text:style-name="T1">Warehous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6.95cm" svg:y1="10.625cm" svg:x2="8.475cm" svg:y2="14.625cm" draw:start-shape="id1" draw:start-glue-point="1" draw:end-shape="id2" draw:end-glue-point="3" svg:d="M6950 10625c1144 0 382 4000 1525 4000" svg:viewBox="0 0 1526 4001">
          <text:p/>
        </draw:connector>
        <draw:custom-shape draw:style-name="gr1" draw:text-style-name="P2" xml:id="id3" draw:id="id3" draw:layer="layout" svg:width="3.75cm" svg:height="1.25cm" svg:x="8.475cm" svg:y="16cm">
          <text:p text:style-name="P1"><text:span text:style-name="T1">Conta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1.25cm" svg:x2="8.475cm" svg:y2="16.625cm" draw:start-shape="id1" draw:start-glue-point="2" draw:end-shape="id3" draw:end-glue-point="3" svg:d="M5075 11250v5375h3400" svg:viewBox="0 0 3401 5376">
          <text:p/>
        </draw:connector>
        <draw:custom-shape draw:style-name="gr4" draw:text-style-name="P4" xml:id="id4" draw:id="id4" draw:layer="layout" svg:width="3.75cm" svg:height="1.25cm" svg:x="19.7cm" svg:y="14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75cm" svg:height="1.25cm" svg:x="14.7cm" svg:y="14cm">
          <text:p text:style-name="P1"><text:span text:style-name="T1">Preview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7cm" svg:y1="14.625cm" svg:x2="18.45cm" svg:y2="14.625cm" draw:start-shape="id4" draw:start-glue-point="3" draw:end-shape="id5" draw:end-glue-point="1" svg:d="M19700 14625h-1250" svg:viewBox="0 0 1251 1">
          <text:p/>
        </draw:connector>
        <draw:custom-shape draw:style-name="gr1" draw:text-style-name="P2" xml:id="id6" draw:id="id6" draw:layer="layout" svg:width="3.75cm" svg:height="1.25cm" svg:x="14.7cm" svg:y="16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8.45cm" svg:y1="16.625cm" svg:x2="21.575cm" svg:y2="15.25cm" draw:start-shape="id6" draw:start-glue-point="1" draw:end-shape="id4" draw:end-glue-point="2" svg:d="M18450 16625h3125v-1375" svg:viewBox="0 0 3126 1376">
          <text:p/>
        </draw:connector>
        <draw:custom-shape draw:style-name="gr1" draw:text-style-name="P2" xml:id="id7" draw:id="id7" draw:layer="layout" svg:width="3.75cm" svg:height="1.25cm" svg:x="24.95cm" svg:y="1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3.45cm" svg:y1="14.625cm" svg:x2="24.95cm" svg:y2="14.625cm" draw:start-shape="id4" draw:start-glue-point="1" draw:end-shape="id7" draw:end-glue-point="3" svg:d="M23450 14625h1500" svg:viewBox="0 0 1501 1">
          <text:p/>
        </draw:connector>
        <draw:custom-shape draw:style-name="gr1" draw:text-style-name="P2" xml:id="id8" draw:id="id8" draw:layer="layout" svg:width="3.75cm" svg:height="1.25cm" svg:x="14.7cm" svg:y="11.25cm">
          <text:p text:style-name="P1"><text:span text:style-name="T1">StockInfo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4.7cm" svg:y1="11.875cm" svg:x2="10.35cm" svg:y2="14cm" draw:start-shape="id8" draw:start-glue-point="3" draw:end-shape="id2" draw:end-glue-point="0" svg:d="M14700 11875c-2900 0-4350 708-4350 2125" svg:viewBox="0 0 4351 2126">
          <text:p/>
        </draw:connector>
        <draw:connector draw:style-name="gr6" draw:text-style-name="P1" draw:layer="layout" draw:type="curve" svg:x1="18.45cm" svg:y1="11.875cm" svg:x2="21.575cm" svg:y2="14cm" draw:start-shape="id8" draw:start-glue-point="1" draw:end-shape="id4" draw:end-glue-point="0" svg:d="M18450 11875c2084 0 3125 708 3125 2125" svg:viewBox="0 0 3126 2126">
          <text:p/>
        </draw:connector>
        <draw:custom-shape draw:style-name="gr1" draw:text-style-name="P6" xml:id="id9" draw:id="id9" draw:layer="layout" svg:width="3.75cm" svg:height="1.25cm" svg:x="3.2cm" svg:y="3.75cm">
          <text:p text:style-name="P5"><text:span text:style-name="T2">Us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0cm" svg:x2="5.075cm" svg:y2="5cm" draw:start-shape="id1" draw:start-glue-point="0" draw:end-shape="id9" draw:end-glue-point="2" svg:d="M5075 10000v-5000" svg:viewBox="0 0 1 5001">
          <text:p/>
        </draw:connector>
        <draw:custom-shape draw:style-name="gr4" draw:text-style-name="P7" xml:id="id10" draw:id="id10" draw:layer="layout" svg:width="3.75cm" svg:height="1.25cm" svg:x="8.2cm" svg:y="3.75cm">
          <text:p text:style-name="P5"><text:span text:style-name="T2">O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11" draw:id="id11" draw:layer="layout" svg:width="3.75cm" svg:height="1.25cm" svg:x="14.7cm" svg:y="7.25cm">
          <text:p text:style-name="P8"><text:span text:style-name="T3">OfferIte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95cm" svg:y1="4.375cm" svg:x2="14.7cm" svg:y2="7.875cm" draw:start-shape="id10" draw:start-glue-point="1" draw:end-shape="id11" draw:end-glue-point="3" svg:d="M11950 4375c2062 0 688 3500 2750 3500" svg:viewBox="0 0 2751 3501">
          <text:p/>
        </draw:connector>
        <draw:connector draw:style-name="gr6" draw:text-style-name="P1" draw:layer="layout" svg:x1="8.2cm" svg:y1="4.375cm" svg:x2="6.95cm" svg:y2="4.375cm" draw:start-shape="id10" draw:start-glue-point="3" draw:end-shape="id9" draw:end-glue-point="1" svg:d="M8200 4375h-1250" svg:viewBox="0 0 1251 1">
          <text:p/>
        </draw:connector>
        <draw:connector draw:style-name="gr3" draw:text-style-name="P1" draw:layer="layout" draw:type="curve" draw:line-skew="-0.375cm" svg:x1="5.075cm" svg:y1="10cm" svg:x2="10.075cm" svg:y2="5cm" draw:start-shape="id1" draw:start-glue-point="0" draw:end-shape="id10" draw:end-glue-point="2" svg:d="M5075 10000c0-4312 5000-1813 5000-5000" svg:viewBox="0 0 5001 5001">
          <text:p/>
        </draw:connector>
        <draw:custom-shape draw:style-name="gr1" draw:text-style-name="P2" xml:id="id12" draw:id="id12" draw:layer="layout" svg:width="3.75cm" svg:height="1.25cm" svg:x="8.5cm" svg:y="10.25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375cm" svg:y1="11.5cm" svg:x2="10.35cm" svg:y2="14cm" draw:start-shape="id12" draw:start-glue-point="2" draw:end-shape="id2" draw:end-glue-point="0" svg:d="M10375 11500v1250h-25v1250" svg:viewBox="0 0 26 2501">
          <text:p/>
        </draw:connector>
        <draw:custom-shape draw:style-name="gr1" draw:text-style-name="P2" xml:id="id13" draw:id="id13" draw:layer="layout" svg:width="3.75cm" svg:height="1.25cm" svg:x="14.7cm" svg:y="3.75cm">
          <text:p text:style-name="P1"><text:span text:style-name="T1">Deliver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draw:line-skew="-1cm" svg:x1="16.575cm" svg:y1="8.5cm" svg:x2="21.575cm" svg:y2="14cm" draw:start-shape="id11" draw:start-glue-point="2" draw:end-shape="id4" draw:end-glue-point="0" svg:d="M16575 8500c0 2625 5000-125 5000 5500" svg:viewBox="0 0 5001 5501">
          <text:p/>
        </draw:connector>
        <draw:connector draw:style-name="gr8" draw:text-style-name="P1" draw:layer="layout" draw:type="curve" svg:x1="5.075cm" svg:y1="10cm" svg:x2="16.575cm" svg:y2="5cm" draw:start-shape="id1" draw:start-glue-point="0" draw:end-shape="id13" draw:end-glue-point="2" svg:d="M5075 10000c0-3750 11500-1250 11500-5000" svg:viewBox="0 0 11501 5001">
          <text:p/>
        </draw:connector>
        <draw:custom-shape draw:style-name="gr1" draw:text-style-name="P10" xml:id="id14" draw:id="id14" draw:layer="layout" svg:width="3.75cm" svg:height="1.25cm" svg:x="21.25cm" svg:y="10cm">
          <text:p text:style-name="P8"><text:span text:style-name="T3">DeliveryItem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23.125cm" svg:y1="10cm" svg:x2="18.45cm" svg:y2="4.375cm" draw:start-shape="id14" draw:start-glue-point="0" draw:end-shape="id13" draw:end-glue-point="1" svg:d="M23125 10000v-5625h-4675" svg:viewBox="0 0 4676 5626">
          <text:p/>
        </draw:connector>
        <draw:frame draw:style-name="gr10" draw:text-style-name="P11" draw:layer="layout" svg:width="16cm" svg:height="0.962cm" svg:x="2.25cm" svg:y="2.5cm">
          <draw:text-box>
            <text:p>Verzija 2 (Item vezan za Product)</text:p>
          </draw:text-box>
        </draw:frame>
        <draw:custom-shape draw:style-name="gr1" draw:text-style-name="P10" xml:id="id15" draw:id="id15" draw:layer="layout" svg:width="3.75cm" svg:height="1.25cm" svg:x="8.5cm" svg:y="8cm">
          <text:p text:style-name="P8"><text:span text:style-name="T3">OrderItem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0.375cm" svg:y1="10.25cm" svg:x2="10.375cm" svg:y2="9.25cm" draw:start-shape="id12" draw:start-glue-point="0" draw:end-shape="id15" draw:end-glue-point="2" svg:d="M10375 10250v-1000" svg:viewBox="0 0 1 1001">
          <text:p/>
        </draw:connector>
        <draw:connector draw:style-name="gr12" draw:text-style-name="P1" draw:layer="layout" draw:type="curve" svg:x1="12.25cm" svg:y1="8.625cm" svg:x2="14.7cm" svg:y2="11.875cm" draw:start-shape="id15" draw:start-glue-point="1" draw:end-shape="id8" draw:end-glue-point="3" svg:d="M12250 8625c1837 0 613 3250 2450 3250" svg:viewBox="0 0 2451 3251">
          <text:p/>
        </draw:connector>
        <draw:connector draw:style-name="gr12" draw:text-style-name="P1" draw:layer="layout" draw:type="curve" svg:x1="12.25cm" svg:y1="8.625cm" svg:x2="14.7cm" svg:y2="7.875cm" draw:start-shape="id15" draw:start-glue-point="1" draw:end-shape="id11" draw:end-glue-point="3" svg:d="M12250 8625c1837 0 613-750 2450-750" svg:viewBox="0 0 2451 751">
          <text:p/>
        </draw:connector>
        <draw:connector draw:style-name="gr11" draw:text-style-name="P1" draw:layer="layout" draw:type="curve" svg:x1="12.25cm" svg:y1="8.625cm" svg:x2="21.25cm" svg:y2="10.625cm" draw:start-shape="id15" draw:start-glue-point="1" draw:end-shape="id14" draw:end-glue-point="3" svg:d="M12250 8625c6750 0 2250 2000 9000 2000" svg:viewBox="0 0 9001 2001">
          <text:p/>
        </draw:connector>
      </draw:page>
      <draw:page draw:name="page2" draw:style-name="dp1" draw:master-page-name="Default">
        <draw:custom-shape draw:style-name="gr1" draw:text-style-name="P2" xml:id="id16" draw:id="id16" draw:layer="layout" svg:width="3.75cm" svg:height="1.25cm" svg:x="3.2cm" svg:y="10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.75cm" svg:height="1.25cm" svg:x="8.45cm" svg:y="14cm">
          <text:p text:style-name="P1"><text:span text:style-name="T1">Warehous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6.95cm" svg:y1="10.625cm" svg:x2="8.45cm" svg:y2="14.625cm" draw:start-shape="id16" draw:start-glue-point="1" draw:end-shape="id17" draw:end-glue-point="3" svg:d="M6950 10625c1125 0 375 4000 1500 4000" svg:viewBox="0 0 1501 4001">
          <text:p/>
        </draw:connector>
        <draw:custom-shape draw:style-name="gr1" draw:text-style-name="P2" xml:id="id18" draw:id="id18" draw:layer="layout" svg:width="3.75cm" svg:height="1.25cm" svg:x="8.45cm" svg:y="16cm">
          <text:p text:style-name="P1"><text:span text:style-name="T1">Conta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1.25cm" svg:x2="8.45cm" svg:y2="16.625cm" draw:start-shape="id16" draw:start-glue-point="2" draw:end-shape="id18" draw:end-glue-point="3" svg:d="M5075 11250v5375h3375" svg:viewBox="0 0 3376 5376">
          <text:p/>
        </draw:connector>
        <draw:custom-shape draw:style-name="gr1" draw:text-style-name="P2" xml:id="id19" draw:id="id19" draw:layer="layout" svg:width="3.75cm" svg:height="1.25cm" svg:x="19.7cm" svg:y="14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3.75cm" svg:height="1.25cm" svg:x="14.7cm" svg:y="14cm">
          <text:p text:style-name="P1"><text:span text:style-name="T1">Preview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7cm" svg:y1="14.625cm" svg:x2="18.45cm" svg:y2="14.625cm" draw:start-shape="id19" draw:start-glue-point="3" draw:end-shape="id20" draw:end-glue-point="1" svg:d="M19700 14625h-1250" svg:viewBox="0 0 1251 1">
          <text:p/>
        </draw:connector>
        <draw:custom-shape draw:style-name="gr1" draw:text-style-name="P2" xml:id="id21" draw:id="id21" draw:layer="layout" svg:width="3.75cm" svg:height="1.25cm" svg:x="14.7cm" svg:y="16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8.45cm" svg:y1="16.625cm" svg:x2="21.575cm" svg:y2="15.25cm" draw:start-shape="id21" draw:start-glue-point="1" draw:end-shape="id19" draw:end-glue-point="2" svg:d="M18450 16625h3125v-1375" svg:viewBox="0 0 3126 1376">
          <text:p/>
        </draw:connector>
        <draw:custom-shape draw:style-name="gr1" draw:text-style-name="P2" xml:id="id22" draw:id="id22" draw:layer="layout" svg:width="3.75cm" svg:height="1.25cm" svg:x="24.95cm" svg:y="1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3.45cm" svg:y1="14.625cm" svg:x2="24.95cm" svg:y2="14.625cm" draw:start-shape="id19" draw:start-glue-point="1" draw:end-shape="id22" draw:end-glue-point="3" svg:d="M23450 14625h1500" svg:viewBox="0 0 1501 1">
          <text:p/>
        </draw:connector>
        <draw:custom-shape draw:style-name="gr1" draw:text-style-name="P2" xml:id="id23" draw:id="id23" draw:layer="layout" svg:width="3.75cm" svg:height="1.25cm" svg:x="14.7cm" svg:y="11.25cm">
          <text:p text:style-name="P1"><text:span text:style-name="T1">StockInfo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4.7cm" svg:y1="11.875cm" svg:x2="10.325cm" svg:y2="14cm" draw:start-shape="id23" draw:start-glue-point="3" draw:end-shape="id17" draw:end-glue-point="0" svg:d="M14700 11875c-2917 0-4375 708-4375 2125" svg:viewBox="0 0 4376 2126">
          <text:p/>
        </draw:connector>
        <draw:connector draw:style-name="gr6" draw:text-style-name="P1" draw:layer="layout" draw:type="curve" svg:x1="18.45cm" svg:y1="11.875cm" svg:x2="21.575cm" svg:y2="14cm" draw:start-shape="id23" draw:start-glue-point="1" draw:end-shape="id19" draw:end-glue-point="0" svg:d="M18450 11875c2084 0 3125 708 3125 2125" svg:viewBox="0 0 3126 2126">
          <text:p/>
        </draw:connector>
        <draw:custom-shape draw:style-name="gr1" draw:text-style-name="P6" xml:id="id24" draw:id="id24" draw:layer="layout" svg:width="3.75cm" svg:height="1.25cm" svg:x="3.2cm" svg:y="3.75cm">
          <text:p text:style-name="P5"><text:span text:style-name="T2">Us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0cm" svg:x2="5.075cm" svg:y2="5cm" draw:start-shape="id16" draw:start-glue-point="0" draw:end-shape="id24" draw:end-glue-point="2" svg:d="M5075 10000v-5000" svg:viewBox="0 0 1 5001">
          <text:p/>
        </draw:connector>
        <draw:custom-shape draw:style-name="gr1" draw:text-style-name="P6" xml:id="id25" draw:id="id25" draw:layer="layout" svg:width="3.75cm" svg:height="1.25cm" svg:x="8.2cm" svg:y="3.75cm">
          <text:p text:style-name="P5"><text:span text:style-name="T2">Offer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26" draw:id="id26" draw:layer="layout" svg:width="3.75cm" svg:height="1.25cm" svg:x="14.7cm" svg:y="7.25cm">
          <text:p text:style-name="P8"><text:span text:style-name="T3">Ite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95cm" svg:y1="4.375cm" svg:x2="14.7cm" svg:y2="7.875cm" draw:start-shape="id25" draw:start-glue-point="1" draw:end-shape="id26" draw:end-glue-point="3" svg:d="M11950 4375c2062 0 688 3500 2750 3500" svg:viewBox="0 0 2751 3501">
          <text:p/>
        </draw:connector>
        <draw:connector draw:style-name="gr6" draw:text-style-name="P1" draw:layer="layout" svg:x1="8.2cm" svg:y1="4.375cm" svg:x2="6.95cm" svg:y2="4.375cm" draw:start-shape="id25" draw:start-glue-point="3" draw:end-shape="id24" draw:end-glue-point="1" svg:d="M8200 4375h-1250" svg:viewBox="0 0 1251 1">
          <text:p/>
        </draw:connector>
        <draw:connector draw:style-name="gr3" draw:text-style-name="P1" draw:layer="layout" draw:type="curve" draw:line-skew="-0.375cm" svg:x1="5.075cm" svg:y1="10cm" svg:x2="10.075cm" svg:y2="5cm" draw:start-shape="id16" draw:start-glue-point="0" draw:end-shape="id25" draw:end-glue-point="2" svg:d="M5075 10000c0-4312 5000-1813 5000-5000" svg:viewBox="0 0 5001 5001">
          <text:p/>
        </draw:connector>
        <draw:custom-shape draw:style-name="gr1" draw:text-style-name="P2" xml:id="id27" draw:id="id27" draw:layer="layout" svg:width="3.75cm" svg:height="1.25cm" svg:x="8.45cm" svg:y="10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325cm" svg:y1="11.25cm" svg:x2="10.325cm" svg:y2="14cm" draw:start-shape="id27" draw:start-glue-point="2" draw:end-shape="id17" draw:end-glue-point="0" svg:d="M10325 11250v2750" svg:viewBox="0 0 1 2751">
          <text:p/>
        </draw:connector>
        <draw:connector draw:style-name="gr3" draw:text-style-name="P1" draw:layer="layout" draw:type="curve" svg:x1="10.325cm" svg:y1="10cm" svg:x2="14.7cm" svg:y2="7.875cm" draw:start-shape="id27" draw:start-glue-point="0" draw:end-shape="id26" draw:end-glue-point="3" svg:d="M10325 10000c0-1417 1458-2125 4375-2125" svg:viewBox="0 0 4376 2126">
          <text:p/>
        </draw:connector>
        <draw:custom-shape draw:style-name="gr1" draw:text-style-name="P2" xml:id="id28" draw:id="id28" draw:layer="layout" svg:width="3.75cm" svg:height="1.25cm" svg:x="14.7cm" svg:y="3.75cm">
          <text:p text:style-name="P1"><text:span text:style-name="T1">Deliver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575cm" svg:y1="8.5cm" svg:x2="16.575cm" svg:y2="11.25cm" draw:start-shape="id26" draw:start-glue-point="2" draw:end-shape="id23" draw:end-glue-point="0" svg:d="M16575 8500v2750" svg:viewBox="0 0 1 2751">
          <text:p/>
        </draw:connector>
        <draw:connector draw:style-name="gr8" draw:text-style-name="P1" draw:layer="layout" draw:type="curve" svg:x1="5.075cm" svg:y1="10cm" svg:x2="16.575cm" svg:y2="5cm" draw:start-shape="id16" draw:start-glue-point="0" draw:end-shape="id28" draw:end-glue-point="2" svg:d="M5075 10000c0-3750 11500-1250 11500-5000" svg:viewBox="0 0 11501 5001">
          <text:p/>
        </draw:connector>
        <draw:custom-shape draw:style-name="gr1" draw:text-style-name="P10" xml:id="id29" draw:id="id29" draw:layer="layout" svg:width="3.75cm" svg:height="1.25cm" svg:x="19.75cm" svg:y="7.25cm">
          <text:p text:style-name="P8"><text:span text:style-name="T3">DeliveryItem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9.75cm" svg:y1="7.875cm" svg:x2="18.45cm" svg:y2="7.875cm" draw:start-shape="id29" draw:start-glue-point="3" draw:end-shape="id26" draw:end-glue-point="1" svg:d="M19750 7875h-1300" svg:viewBox="0 0 1301 1">
          <text:p/>
        </draw:connector>
        <draw:connector draw:style-name="gr9" draw:text-style-name="P1" draw:layer="layout" svg:x1="21.625cm" svg:y1="7.25cm" svg:x2="18.45cm" svg:y2="4.375cm" draw:start-shape="id29" draw:start-glue-point="0" draw:end-shape="id28" draw:end-glue-point="1" svg:d="M21625 7250v-2875h-3175" svg:viewBox="0 0 3176 2876">
          <text:p/>
        </draw:connector>
        <draw:frame draw:style-name="gr10" draw:text-style-name="P11" draw:layer="layout" svg:width="16cm" svg:height="0.962cm" svg:x="2.25cm" svg:y="2.5cm">
          <draw:text-box>
            <text:p>Verzija 1 (Item vezan za StockInfo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38 40" svg:d="M19 40h1v-40h-2v40zM20 40h-20v-2h20zM18 40h20v-2h-20z"/>
    <draw:marker draw:name="Arrowheads_20_10" draw:display-name="Arrowheads 10" svg:viewBox="0 0 38 40" svg:d="M19 40h1v-40h-2v40zM20 40h-20v-2h20zM18 40h20v-2h-20z"/>
    <draw:marker draw:name="Arrowheads_20_11" draw:display-name="Arrowheads 11" svg:viewBox="0 0 3000 3000" svg:d="M1500 3000l1500-2789v-211h-114l-1286 2392v-2392h-200v2392l-1286-2392h-114v211z"/>
    <draw:marker draw:name="Arrowheads_20_12" draw:display-name="Arrowheads 12" svg:viewBox="0 0 3000 3000" svg:d="M1500 3000l1500-2789v-211h-114l-1286 2392v-2392h-200v2392l-1286-2392h-114v211z"/>
    <draw:marker draw:name="Arrowheads_20_13" draw:display-name="Arrowheads 13" svg:viewBox="0 0 38 40" svg:d="M19 40h1v-40h-2v40zM20 40h-20v-2h20zM18 40h20v-2h-20z"/>
    <draw:marker draw:name="Arrowheads_20_14" draw:display-name="Arrowheads 14" svg:viewBox="-19 -40 38 40" svg:d="M0 0h1v-40h-2v40zM1 0h-20v-2h20zM-1 0h20v-2h-20z"/>
    <draw:marker draw:name="Arrowheads_20_2" draw:display-name="Arrowheads 2" svg:viewBox="0 0 3000 3000" svg:d="M1500 3000l1500-2789v-211h-114l-1286 2392v-2392h-200v2392l-1286-2392h-114v211z"/>
    <draw:marker draw:name="Arrowheads_20_8" draw:display-name="Arrowheads 8" svg:viewBox="0 0 3000 3000" svg:d="M1500 3000l1500-2789v-211h-114l-1286 2392v-2392h-200v2392l-1286-2392h-114v211z"/>
    <draw:marker draw:name="Arrowheads_20_9" draw:display-name="Arrowheads 9" svg:viewBox="0 0 38 40" svg:d="M19 40h1v-40h-2v40zM20 40h-20v-2h20zM18 40h20v-2h-20z"/>
    <draw:marker draw:name="CF_20_Many" draw:display-name="CF Many" svg:viewBox="0 -3000 3000 3000" svg:d="M1500 0l1500-2789v-211h-114l-1286 2392v-2392h-200v2392l-1286-2392h-114v211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CF_20_Many" draw:marker-start-width="0.2cm" draw:marker-start-center="false" draw:marker-end="CF_20_Many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imir Amidžić</meta:initial-creator>
    <meta:creation-date>2023-12-31T20:36:35.053806514</meta:creation-date>
    <dc:date>2024-11-14T16:37:51.339026013</dc:date>
    <dc:creator>B A</dc:creator>
    <meta:editing-duration>P7DT11H19M16S</meta:editing-duration>
    <meta:editing-cycles>40</meta:editing-cycles>
    <meta:generator>LibreOffice/24.8.2.1$Linux_X86_64 LibreOffice_project/480$Build-1</meta:generator>
    <meta:document-statistic meta:object-count="67"/>
  </office:meta>
</office:document-meta>
</file>